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862in"/>
    </style:style>
    <style:style style:name="co3" style:family="table-column">
      <style:table-column-properties fo:break-before="auto" style:column-width="1.5972in"/>
    </style:style>
    <style:style style:name="co4" style:family="table-column">
      <style:table-column-properties fo:break-before="auto" style:column-width="1.8335in"/>
    </style:style>
    <style:style style:name="co5" style:family="table-column">
      <style:table-column-properties fo:break-before="auto" style:column-width="2.2728in"/>
    </style:style>
    <style:style style:name="ro1" style:family="table-row">
      <style:table-row-properties style:row-height="0.178in" fo:break-before="auto" style:use-optimal-row-height="true"/>
    </style:style>
    <style:style style:name="ro2" style:family="table-row">
      <style:table-row-properties style:row-height="2.7465in" fo:break-before="auto" style:use-optimal-row-height="false"/>
    </style:style>
    <style:style style:name="ro3" style:family="table-row">
      <style:table-row-properties style:row-height="3.3681in" fo:break-before="auto" style:use-optimal-row-height="false"/>
    </style:style>
    <style:style style:name="ro4" style:family="table-row">
      <style:table-row-properties style:row-height="1.7307in" fo:break-before="auto" style:use-optimal-row-height="true"/>
    </style:style>
    <style:style style:name="ro5" style:family="table-row">
      <style:table-row-properties style:row-height="3.3063in" fo:break-before="auto" style:use-optimal-row-height="false"/>
    </style:style>
    <style:style style:name="ro6" style:family="table-row">
      <style:table-row-properties style:row-height="1.0154in" fo:break-before="auto" style:use-optimal-row-height="false"/>
    </style:style>
    <style:style style:name="ro7" style:family="table-row">
      <style:table-row-properties style:row-height="3.0571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5" style:family="table-cell" style:parent-style-name="Default">
      <style:table-cell-properties style:text-align-source="fix" style:repeat-content="false" fo:border="0.74pt solid #000000" style:vertical-align="middle"/>
      <style:paragraph-properties fo:text-align="center" fo:margin-left="0in"/>
    </style:style>
    <style:style style:name="ce2" style:family="table-cell" style:parent-style-name="Default">
      <style:table-cell-properties fo:wrap-option="wrap" fo:border="0.74pt solid #000000"/>
    </style:style>
    <style:style style:name="ce7" style:family="table-cell" style:parent-style-name="Default">
      <style:table-cell-properties fo:wrap-option="no-wrap" fo:border="0.74pt solid #000000"/>
    </style:style>
    <style:style style:name="ce8"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1" style:family="table-cell" style:parent-style-name="Default">
      <style:table-cell-properties fo:wrap-option="wrap" fo:border="0.74pt solid #000000"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style:style>
    <style:style style:name="T3"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row table:style-name="ro1">
          <table:table-cell table:style-name="ce1" office:value-type="string" calcext:value-type="string">
            <text:p>ID</text:p>
          </table:table-cell>
          <table:table-cell table:style-name="ce1" office:value-type="string" calcext:value-type="string">
            <text:p>Severity</text:p>
          </table:table-cell>
          <table:table-cell table:style-name="ce1" office:value-type="string" calcext:value-type="string">
            <text:p>Title</text:p>
          </table:table-cell>
          <table:table-cell table:style-name="ce1" office:value-type="string" calcext:value-type="string">
            <text:p>Steps to reproduce</text:p>
          </table:table-cell>
          <table:table-cell table:style-name="ce1" office:value-type="string" calcext:value-type="string">
            <text:p>Expected result</text:p>
          </table:table-cell>
          <table:table-cell table:style-name="ce1" office:value-type="string" calcext:value-type="string">
            <text:p>Actual result</text:p>
          </table:table-cell>
          <table:table-cell table:style-name="ce1" office:value-type="string" calcext:value-type="string">
            <text:p>Notes</text:p>
          </table:table-cell>
        </table:table-row>
        <table:table-row table:style-name="ro2">
          <table:table-cell table:style-name="ce4" office:value-type="string" calcext:value-type="string">
            <text:p>2.3.2 – 2</text:p>
          </table:table-cell>
          <table:table-cell table:style-name="ce4" office:value-type="string" calcext:value-type="string">
            <text:p>high</text:p>
          </table:table-cell>
          <table:table-cell table:style-name="ce4" office:value-type="string" calcext:value-type="string">
            <text:p>Navigation bar – User Management</text:p>
          </table:table-cell>
          <table:table-cell table:style-name="ce4" office:value-type="string" calcext:value-type="string">
            <text:p><text:span text:style-name="T1">1. Open </text:span><text:span text:style-name="T1"><text:a xlink:href="https://demo.opencart.com/" xlink:type="simple">https://demo.opencart.com</text:a></text:span></text:p>
            <text:p><text:span text:style-name="T1">2. Click My Account</text:span></text:p>
            <text:p><text:span text:style-name="T1">- click Register</text:span></text:p>
            <text:p><text:span text:style-name="T1">- click Login</text:span></text:p>
            <text:p><text:span text:style-name="T1">- click Anonymous shopping</text:span></text:p>
          </table:table-cell>
          <table:table-cell table:style-name="ce4" office:value-type="string" calcext:value-type="string">
            <text:p>My Account menu should show the options "Register", "Login" and "Anonymous shopping". "Register" leads to the register form, "Login" to the login form, and "Anonymous shopping" redirects to the home page with a changed My Account menu</text:p>
          </table:table-cell>
          <table:table-cell table:style-name="ce9" office:value-type="string" calcext:value-type="string">
            <text:p><text:span text:style-name="T2">My Account menu show options "Register"and "Login". "Register" leads to the register form, "Login" to the login form,</text:span> "Anonymous shopping" option is missing.</text:p>
          </table:table-cell>
          <table:table-cell table:style-name="ce11"/>
        </table:table-row>
        <table:table-row table:style-name="ro3">
          <table:table-cell table:style-name="ce4" office:value-type="string" calcext:value-type="string">
            <text:p>2.3.3. - 1</text:p>
          </table:table-cell>
          <table:table-cell table:style-name="ce4" office:value-type="string" calcext:value-type="string">
            <text:p>medium</text:p>
          </table:table-cell>
          <table:table-cell table:style-name="ce4" office:value-type="string" calcext:value-type="string">
            <text:p>Verify Homepage</text:p>
          </table:table-cell>
          <table:table-cell table:style-name="ce4" office:value-type="string" calcext:value-type="string">
            <text:p><text:span text:style-name="T1">1. Open </text:span><text:span text:style-name="T1"><text:a xlink:href="https://demo.opencart.com/" xlink:type="simple">https://demo.opencart.com</text:a></text:span></text:p>
            <text:p><text:span text:style-name="T1"/></text:p>
          </table:table-cell>
          <table:table-cell table:style-name="ce4" office:value-type="string" calcext:value-type="string">
            <text:p>The Home page should show: the product categories menu, the featured products, swiper with the official partners of the website, and a footer.The official partners are:</text:p>
            <text:p>· Harley Davidson</text:p>
            <text:p>· Dell</text:p>
            <text:p>· Burger King</text:p>
            <text:p>· Disney</text:p>
            <text:p>· Starbucks</text:p>
            <text:p>· Nintendo</text:p>
            <text:p>· NFL</text:p>
            <text:p>· Redbull</text:p>
            <text:p>· Sony</text:p>
            <text:p>· Coca Cola</text:p>
            <text:p/>
          </table:table-cell>
          <table:table-cell table:style-name="ce4" office:value-type="string" calcext:value-type="string">
            <text:p><text:span text:style-name="T3">Home page displays additional partners as follows:</text:span></text:p>
            <text:p><text:span text:style-name="T3">- Canon</text:span></text:p>
            <text:p/>
          </table:table-cell>
          <table:table-cell/>
        </table:table-row>
        <table:table-row table:style-name="ro4">
          <table:table-cell table:style-name="ce4" office:value-type="string" calcext:value-type="string">
            <text:p>2.3.3. - 2</text:p>
          </table:table-cell>
          <table:table-cell table:style-name="ce4" office:value-type="string" calcext:value-type="string">
            <text:p>high</text:p>
          </table:table-cell>
          <table:table-cell table:style-name="ce4" office:value-type="string" calcext:value-type="string">
            <text:p>Home page – Product Categories</text:p>
          </table:table-cell>
          <table:table-cell table:style-name="ce4" office:value-type="string" calcext:value-type="string">
            <text:p><text:span text:style-name="T1">1. Open </text:span><text:span text:style-name="T1"><text:a xlink:href="https://demo.opencart.com/" xlink:type="simple">https://demo.opencart.com</text:a></text:span></text:p>
            <text:p><text:span text:style-name="T1">2. Check product categories from navigation bar</text:span></text:p>
          </table:table-cell>
          <table:table-cell table:style-name="ce4" office:value-type="string" calcext:value-type="string">
            <text:p>The products navigation bar should contain the names of all product categories:</text:p>
            <text:p>· Desktops</text:p>
            <text:p>· Laptops &amp; Notebooks</text:p>
            <text:p>· Tablets</text:p>
            <text:p>· Software</text:p>
            <text:p>· Phones &amp; PDAs</text:p>
            <text:p>· Cameras</text:p>
            <text:p>· MP3 Players</text:p>
            <text:p/>
          </table:table-cell>
          <table:table-cell table:style-name="ce10" office:value-type="string" calcext:value-type="string">
            <text:p>The products navigation bar contains additional product category called “Components”</text:p>
          </table:table-cell>
          <table:table-cell/>
        </table:table-row>
        <table:table-row table:style-name="ro5">
          <table:table-cell table:style-name="ce4" office:value-type="string" calcext:value-type="string">
            <text:p>2.3.3. - 3</text:p>
          </table:table-cell>
          <table:table-cell table:style-name="ce4" office:value-type="string" calcext:value-type="string">
            <text:p>high</text:p>
          </table:table-cell>
          <table:table-cell table:style-name="ce4" office:value-type="string" calcext:value-type="string">
            <text:p>Home page – Product Categories and their subcategories</text:p>
          </table:table-cell>
          <table:table-cell table:style-name="ce4" office:value-type="string" calcext:value-type="string">
            <text:p><text:span text:style-name="T1">1. Open </text:span><text:span text:style-name="T1"><text:a xlink:href="https://demo.opencart.com/" xlink:type="simple">https://demo.opencart.com</text:a></text:span></text:p>
            <text:p><text:span text:style-name="T1">2. Check product categories from navigation bar</text:span></text:p>
            <text:p><text:span text:style-name="T1">3. Check the respective subcategories</text:span></text:p>
          </table:table-cell>
          <table:table-cell table:style-name="ce4" office:value-type="string" calcext:value-type="string">
            <text:p>· Desktops</text:p>
            <text:p>PC</text:p>
            <text:p>Mac</text:p>
            <text:p>-Laptops &amp; Notebooks</text:p>
            <text:p>Macs</text:p>
            <text:p>Windows</text:p>
            <text:p>Linux</text:p>
            <text:p>· Tablets</text:p>
            <text:p>Big Tablets</text:p>
            <text:p>Small Tablets</text:p>
            <text:p>· Software</text:p>
            <text:p>Windows</text:p>
            <text:p>Mac</text:p>
            <text:p>Linux</text:p>
            <text:p>-Phones &amp; PDAs</text:p>
            <text:p>HTC</text:p>
            <text:p>iPhone</text:p>
            <text:p>· Cameras</text:p>
            <text:p>Professional</text:p>
            <text:p>· MP3 Players</text:p>
            <text:p> Bluetooth</text:p>
          </table:table-cell>
          <table:table-cell table:style-name="ce9" office:value-type="string" calcext:value-type="string">
            <text:p>1. Product category · Laptops &amp; Notebooks is missing the following subcategory:” Linux”.</text:p>
            <text:p><text:span text:style-name="T2">2. Product category · Tablets is missing the following subcategories:Big Tablets</text:span></text:p>
            <text:p><text:span text:style-name="T2">Small Tablets</text:span></text:p>
            <text:p><text:span text:style-name="T2">3. Product category · Software is missing the required subcategories.</text:span></text:p>
            <text:p><text:span text:style-name="T2">4. Product category Phones &amp; PDAs  is missing the required subcategories.</text:span></text:p>
            <text:p><text:span text:style-name="T2">5. Product category · Cameras is missing the required subcategory.</text:span></text:p>
            <text:p><text:span text:style-name="T2">6. Product category · MP3 Players is missing the required subcategory.</text:span></text:p>
            <text:p/>
          </table:table-cell>
          <table:table-cell/>
        </table:table-row>
        <table:table-row table:style-name="ro6">
          <table:table-cell table:style-name="ce5" office:value-type="string" calcext:value-type="string">
            <text:p>2.3.4.-1</text:p>
          </table:table-cell>
          <table:table-cell table:style-name="ce5" office:value-type="string" calcext:value-type="string">
            <text:p>high</text:p>
          </table:table-cell>
          <table:table-cell table:style-name="ce5" office:value-type="string" calcext:value-type="string">
            <text:p>My Account Page</text:p>
          </table:table-cell>
          <table:table-cell table:style-name="ce4" office:value-type="string" calcext:value-type="string">
            <text:p>1. Open <text:a xlink:href="https://demo.opencart.com/" xlink:type="simple">https://demo.opencart.com</text:a></text:p>
            <text:p>2. Create an account and log in the system</text:p>
          </table:table-cell>
          <table:table-cell table:style-name="ce4" office:value-type="string" calcext:value-type="string">
            <text:p>Non-registered user should be able to register and log in the system</text:p>
          </table:table-cell>
          <table:table-cell table:style-name="ce9" office:value-type="string" calcext:value-type="string">
            <text:p>Non registered user is not able to register in the system</text:p>
          </table:table-cell>
          <table:table-cell/>
        </table:table-row>
        <table:table-row table:style-name="ro7">
          <table:table-cell table:style-name="ce4" office:value-type="string" calcext:value-type="string">
            <text:p>2.3.6. - 2</text:p>
          </table:table-cell>
          <table:table-cell table:style-name="ce4" office:value-type="string" calcext:value-type="string">
            <text:p>high</text:p>
          </table:table-cell>
          <table:table-cell table:style-name="ce4" office:value-type="string" calcext:value-type="string">
            <text:p>Search for existing product </text:p>
          </table:table-cell>
          <table:table-cell table:style-name="ce4" office:value-type="string" calcext:value-type="string">
            <text:p><text:span text:style-name="T1">1. Open </text:span><text:span text:style-name="T1"><text:a xlink:href="https://demo.opencart.com/" xlink:type="simple">https://demo.opencart.com</text:a></text:span></text:p>
            <text:p>2. Click on Search field from the Header.</text:p>
            <text:p>3. Type "Canon'’ and click on Search.</text:p>
          </table:table-cell>
          <table:table-cell table:style-name="ce8" office:value-type="string" calcext:value-type="string">
            <text:p>Product matching the search criteria “Canon” is returned.</text:p>
          </table:table-cell>
          <table:table-cell table:style-name="ce9" office:value-type="string" calcext:value-type="string">
            <text:p>The following message is returned:</text:p>
            <text:p>“Internal Server Error!</text:p>
            <text:p>There has been a problem loading the page you are looking for. We are working hard to resolve the issue and the page should return shortly.</text:p>
            <text:p/>
            <text:p>If the problem persists please use the contact us form for help.”</text:p>
          </table:table-cell>
          <table:table-cell/>
        </table:table-row>
        <table:table-row table:style-name="ro1" table:number-rows-repeated="18">
          <table:table-cell table:number-columns-repeated="7"/>
        </table:table-row>
        <table:table-row table:style-name="ro1" table:number-rows-repeated="3">
          <table:table-cell table:style-name="ce7" table:number-columns-repeated="7"/>
        </table:table-row>
        <table:table-row table:style-name="ro1">
          <table:table-cell table:style-name="ce7"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1T09:58:00.697000000</meta:creation-date>
    <dc:date>2022-12-11T13:25:58.948000000</dc:date>
    <meta:editing-duration>PT3H15M11S</meta:editing-duration>
    <meta:editing-cycles>10</meta:editing-cycles>
    <meta:generator>LibreOffice/7.4.3.2$Windows_X86_64 LibreOffice_project/1048a8393ae2eeec98dff31b5c133c5f1d08b890</meta:generator>
    <meta:document-statistic meta:table-count="1" meta:cell-count="43" meta:object-count="0"/>
    <meta:user-defined meta:name="sheets-banding"/>
    <meta:user-defined meta:name="sheets-original-selection"/>
  </office:meta>
</office:document-meta>
</file>